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G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49.48" calcext:value-type="float">
            <text:p>49.48</text:p>
          </table:table-cell>
          <table:table-cell office:value-type="float" office:value="50.08" calcext:value-type="float">
            <text:p>50.0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26.02" calcext:value-type="float">
            <text:p>26.02</text:p>
          </table:table-cell>
          <table:table-cell office:value-type="float" office:value="25.74" calcext:value-type="float">
            <text:p>25.7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48.48" calcext:value-type="float">
            <text:p>48.48</text:p>
          </table:table-cell>
          <table:table-cell office:value-type="float" office:value="49.37" calcext:value-type="float">
            <text:p>49.3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48.96" calcext:value-type="float">
            <text:p>48.9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83" calcext:value-type="float">
            <text:p>26.8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15.91" calcext:value-type="float">
            <text:p>15.91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49.46" calcext:value-type="float">
            <text:p>49.4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/>
          <table:table-cell office:value-type="float" office:value="26.37" calcext:value-type="float">
            <text:p>26.37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21" calcext:value-type="float">
            <text:p>48.21</text:p>
          </table:table-cell>
          <table:table-cell office:value-type="float" office:value="49.77" calcext:value-type="float">
            <text:p>49.77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08" calcext:value-type="float">
            <text:p>26.08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9])" office:value-type="float" office:value="0.788" calcext:value-type="float">
            <text:p>0.788</text:p>
          </table:table-cell>
          <table:table-cell table:formula="of:=AVERAGE([.C5:.C9])" office:value-type="float" office:value="0.82" calcext:value-type="float">
            <text:p>0.82</text:p>
          </table:table-cell>
          <table:table-cell/>
          <table:table-cell table:formula="of:=AVERAGE([.E5:.E9])" office:value-type="float" office:value="48.744" calcext:value-type="float">
            <text:p>48.744</text:p>
          </table:table-cell>
          <table:table-cell table:formula="of:=AVERAGE([.F5:.F9])" office:value-type="float" office:value="49.528" calcext:value-type="float">
            <text:p>49.528</text:p>
          </table:table-cell>
          <table:table-cell/>
          <table:table-cell table:formula="of:=AVERAGE([.H5:.H9])" office:value-type="float" office:value="0.418" calcext:value-type="float">
            <text:p>0.418</text:p>
          </table:table-cell>
          <table:table-cell table:formula="of:=AVERAGE([.I5:.I9])" office:value-type="float" office:value="0.426" calcext:value-type="float">
            <text:p>0.426</text:p>
          </table:table-cell>
          <table:table-cell/>
          <table:table-cell table:formula="of:=AVERAGE([.K5:.K9])" office:value-type="float" office:value="26.12" calcext:value-type="float">
            <text:p>26.12</text:p>
          </table:table-cell>
          <table:table-cell table:formula="of:=AVERAGE([.L5:.L9])" office:value-type="float" office:value="27.022" calcext:value-type="float">
            <text:p>27.022</text:p>
          </table:table-cell>
          <table:table-cell/>
          <table:table-cell table:formula="of:=AVERAGE([.N5:.N9])" office:value-type="float" office:value="0.278" calcext:value-type="float">
            <text:p>0.278</text:p>
          </table:table-cell>
          <table:table-cell table:formula="of:=AVERAGE([.O5:.O9])" office:value-type="float" office:value="0.302" calcext:value-type="float">
            <text:p>0.302</text:p>
          </table:table-cell>
          <table:table-cell/>
          <table:table-cell table:formula="of:=AVERAGE([.Q5:.Q9])" office:value-type="float" office:value="14.978" calcext:value-type="float">
            <text:p>14.978</text:p>
          </table:table-cell>
          <table:table-cell table:formula="of:=AVERAGE([.R5:.R9])" office:value-type="float" office:value="15.646" calcext:value-type="float">
            <text:p>15.64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5:.B9])" office:value-type="float" office:value="0.0130384048104053" calcext:value-type="float">
            <text:p>0.013038404810405</text:p>
          </table:table-cell>
          <table:table-cell table:formula="of:=STDEV([.C5:.C9])" office:value-type="float" office:value="0.00707106781186548" calcext:value-type="float">
            <text:p>0.007071067811865</text:p>
          </table:table-cell>
          <table:table-cell/>
          <table:table-cell table:formula="of:=STDEV([.E5:.E9])" office:value-type="float" office:value="0.474267856806677" calcext:value-type="float">
            <text:p>0.474267856806677</text:p>
          </table:table-cell>
          <table:table-cell table:formula="of:=STDEV([.F5:.F9])" office:value-type="float" office:value="0.422930254297325" calcext:value-type="float">
            <text:p>0.422930254297325</text:p>
          </table:table-cell>
          <table:table-cell/>
          <table:table-cell table:formula="of:=STDEV([.H5:.H9])" office:value-type="float" office:value="0.00836660026534074" calcext:value-type="float">
            <text:p>0.008366600265341</text:p>
          </table:table-cell>
          <table:table-cell table:formula="of:=STDEV([.I5:.I9])" office:value-type="float" office:value="0.00547722557505167" calcext:value-type="float">
            <text:p>0.005477225575052</text:p>
          </table:table-cell>
          <table:table-cell/>
          <table:table-cell table:formula="of:=STDEV([.K5:.K9])" office:value-type="float" office:value="0.148828760661373" calcext:value-type="float">
            <text:p>0.148828760661373</text:p>
          </table:table-cell>
          <table:table-cell table:formula="of:=STDEV([.L5:.L9])" office:value-type="float" office:value="1.02331324627408" calcext:value-type="float">
            <text:p>1.02331324627408</text:p>
          </table:table-cell>
          <table:table-cell/>
          <table:table-cell table:formula="of:=STDEV([.N5:.N9])" office:value-type="float" office:value="0.00836660026534074" calcext:value-type="float">
            <text:p>0.008366600265341</text:p>
          </table:table-cell>
          <table:table-cell table:formula="of:=STDEV([.O5:.O9])" office:value-type="float" office:value="0.00447213595499956" calcext:value-type="float">
            <text:p>0.004472135955</text:p>
          </table:table-cell>
          <table:table-cell/>
          <table:table-cell table:formula="of:=STDEV([.Q5:.Q9])" office:value-type="float" office:value="0.21879213879845" calcext:value-type="float">
            <text:p>0.21879213879845</text:p>
          </table:table-cell>
          <table:table-cell table:formula="of:=STDEV([.R5:.R9])" office:value-type="float" office:value="0.155016128193166" calcext:value-type="float">
            <text:p>0.155016128193166</text:p>
          </table:table-cell>
        </table:table-row>
      </table:table>
      <table:table table:name="LU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11.7" calcext:value-type="float">
            <text:p>111.7</text:p>
          </table:table-cell>
          <table:table-cell office:value-type="float" office:value="116.96" calcext:value-type="float">
            <text:p>116.96</text:p>
          </table:table-cell>
          <table:table-cell/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63.83" calcext:value-type="float">
            <text:p>63.83</text:p>
          </table:table-cell>
          <table:table-cell office:value-type="float" office:value="61.67" calcext:value-type="float">
            <text:p>61.67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37.12" calcext:value-type="float">
            <text:p>37.12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09.83" calcext:value-type="float">
            <text:p>109.83</text:p>
          </table:table-cell>
          <table:table-cell office:value-type="float" office:value="111.76" calcext:value-type="float">
            <text:p>111.76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59.35" calcext:value-type="float">
            <text:p>59.35</text:p>
          </table:table-cell>
          <table:table-cell office:value-type="float" office:value="61.33" calcext:value-type="float">
            <text:p>61.33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37.79" calcext:value-type="float">
            <text:p>37.7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5.11" calcext:value-type="float">
            <text:p>25.11</text:p>
          </table:table-cell>
          <table:table-cell/>
          <table:table-cell office:value-type="float" office:value="116.96" calcext:value-type="float">
            <text:p>116.96</text:p>
          </table:table-cell>
          <table:table-cell office:value-type="float" office:value="111.97" calcext:value-type="float">
            <text:p>111.97</text:p>
          </table:table-cell>
          <table:table-cell/>
          <table:table-cell office:value-type="float" office:value="13.77" calcext:value-type="float">
            <text:p>13.77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61.97" calcext:value-type="float">
            <text:p>61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7.98" calcext:value-type="float">
            <text:p>37.98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/>
          <table:table-cell office:value-type="float" office:value="25.21" calcext:value-type="float">
            <text:p>25.21</text:p>
          </table:table-cell>
          <table:table-cell office:value-type="float" office:value="24.65" calcext:value-type="float">
            <text:p>24.65</text:p>
          </table:table-cell>
          <table:table-cell/>
          <table:table-cell office:value-type="float" office:value="121.85" calcext:value-type="float">
            <text:p>121.85</text:p>
          </table:table-cell>
          <table:table-cell office:value-type="float" office:value="111.44" calcext:value-type="float">
            <text:p>111.44</text:p>
          </table:table-cell>
          <table:table-cell/>
          <table:table-cell office:value-type="float" office:value="13.98" calcext:value-type="float">
            <text:p>13.98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60.51" calcext:value-type="float">
            <text:p>60.51</text:p>
          </table:table-cell>
          <table:table-cell office:value-type="float" office:value="62.1" calcext:value-type="float">
            <text:p>62.1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9.51" calcext:value-type="float">
            <text:p>39.51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25.28" calcext:value-type="float">
            <text:p>25.28</text:p>
          </table:table-cell>
          <table:table-cell/>
          <table:table-cell office:value-type="float" office:value="120.01" calcext:value-type="float">
            <text:p>120.01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59.61" calcext:value-type="float">
            <text:p>59.61</text:p>
          </table:table-cell>
          <table:table-cell office:value-type="float" office:value="62.17" calcext:value-type="float">
            <text:p>62.17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7.87" calcext:value-type="float">
            <text:p>7.87</text:p>
          </table:table-cell>
          <table:table-cell/>
          <table:table-cell office:value-type="float" office:value="39.59" calcext:value-type="float">
            <text:p>39.59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24.694" calcext:value-type="float">
            <text:p>24.694</text:p>
          </table:table-cell>
          <table:table-cell table:formula="of:=AVERAGE([.C6:.C10])" office:value-type="float" office:value="25.248" calcext:value-type="float">
            <text:p>25.248</text:p>
          </table:table-cell>
          <table:table-cell/>
          <table:table-cell table:formula="of:=AVERAGE([.E6:.E10])" office:value-type="float" office:value="116.07" calcext:value-type="float">
            <text:p>116.07</text:p>
          </table:table-cell>
          <table:table-cell table:formula="of:=AVERAGE([.F6:.F10])" office:value-type="float" office:value="112.7" calcext:value-type="float">
            <text:p>112.7</text:p>
          </table:table-cell>
          <table:table-cell/>
          <table:table-cell table:formula="of:=AVERAGE([.H6:.H10])" office:value-type="float" office:value="13.798" calcext:value-type="float">
            <text:p>13.798</text:p>
          </table:table-cell>
          <table:table-cell table:formula="of:=AVERAGE([.I6:.I10])" office:value-type="float" office:value="13.752" calcext:value-type="float">
            <text:p>13.752</text:p>
          </table:table-cell>
          <table:table-cell/>
          <table:table-cell table:formula="of:=AVERAGE([.K6:.K10])" office:value-type="float" office:value="60.55" calcext:value-type="float">
            <text:p>60.55</text:p>
          </table:table-cell>
          <table:table-cell table:formula="of:=AVERAGE([.L6:.L10])" office:value-type="float" office:value="61.848" calcext:value-type="float">
            <text:p>61.848</text:p>
          </table:table-cell>
          <table:table-cell/>
          <table:table-cell table:formula="of:=AVERAGE([.N6:.N10])" office:value-type="float" office:value="7.814" calcext:value-type="float">
            <text:p>7.814</text:p>
          </table:table-cell>
          <table:table-cell table:formula="of:=AVERAGE([.O6:.O10])" office:value-type="float" office:value="7.89" calcext:value-type="float">
            <text:p>7.89</text:p>
          </table:table-cell>
          <table:table-cell/>
          <table:table-cell table:formula="of:=AVERAGE([.Q6:.Q10])" office:value-type="float" office:value="38.398" calcext:value-type="float">
            <text:p>38.398</text:p>
          </table:table-cell>
          <table:table-cell table:formula="of:=AVERAGE([.R6:.R10])" office:value-type="float" office:value="37.696" calcext:value-type="float">
            <text:p>37.69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468753666652326" calcext:value-type="float">
            <text:p>0.468753666652326</text:p>
          </table:table-cell>
          <table:table-cell table:formula="of:=STDEV([.C6:.C10])" office:value-type="float" office:value="0.395436467716372" calcext:value-type="float">
            <text:p>0.39543646771637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F6:.F10])" office:value-type="float" office:value="2.3937731722116" calcext:value-type="float">
            <text:p>2.3937731722116</text:p>
          </table:table-cell>
          <table:table-cell/>
          <table:table-cell table:formula="of:=STDEV([.H6:.H10])" office:value-type="float" office:value="0.120498962651137" calcext:value-type="float">
            <text:p>0.120498962651137</text:p>
          </table:table-cell>
          <table:table-cell table:formula="of:=STDEV([.I6:.I10])" office:value-type="float" office:value="0.155145093380358" calcext:value-type="float">
            <text:p>0.155145093380358</text:p>
          </table:table-cell>
          <table:table-cell/>
          <table:table-cell table:formula="of:=STDEV([.K6:.K10])" office:value-type="float" office:value="1.89034388405919" calcext:value-type="float">
            <text:p>1.89034388405919</text:p>
          </table:table-cell>
          <table:table-cell table:formula="of:=STDEV([.L6:.L10])" office:value-type="float" office:value="0.347159905519057" calcext:value-type="float">
            <text:p>0.347159905519057</text:p>
          </table:table-cell>
          <table:table-cell/>
          <table:table-cell table:formula="of:=STDEV([.N6:.N10])" office:value-type="float" office:value="0.0114017542509914" calcext:value-type="float">
            <text:p>0.011401754250991</text:p>
          </table:table-cell>
          <table:table-cell table:formula="of:=STDEV([.O6:.O10])" office:value-type="float" office:value="0.02" calcext:value-type="float">
            <text:p>0.0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R6:.R10])" office:value-type="float" office:value="0.912704771544447" calcext:value-type="float">
            <text:p>0.912704771544447</text:p>
          </table:table-cell>
        </table:table-row>
      </table:table>
      <table:table table:name="MG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" calcext:value-type="float">
            <text:p>3.7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4" calcext:value-type="float">
            <text:p>3.84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8" calcext:value-type="float">
            <text:p>3.8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/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0.816" calcext:value-type="float">
            <text:p>0.816</text:p>
          </table:table-cell>
          <table:table-cell table:formula="of:=AVERAGE([.C6:.C10])" office:value-type="float" office:value="0.824" calcext:value-type="float">
            <text:p>0.824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F6:.F10])" office:value-type="float" office:value="3.864" calcext:value-type="float">
            <text:p>3.864</text:p>
          </table:table-cell>
          <table:table-cell/>
          <table:table-cell table:formula="of:=AVERAGE([.H6:.H10])" office:value-type="float" office:value="0.506" calcext:value-type="float">
            <text:p>0.506</text:p>
          </table:table-cell>
          <table:table-cell table:formula="of:=AVERAGE([.I6:.I10])" office:value-type="float" office:value="0.506" calcext:value-type="float">
            <text:p>0.506</text:p>
          </table:table-cell>
          <table:table-cell/>
          <table:table-cell table:formula="of:=AVERAGE([.K6:.K10])" office:value-type="float" office:value="2.328" calcext:value-type="float">
            <text:p>2.328</text:p>
          </table:table-cell>
          <table:table-cell table:formula="of:=AVERAGE([.L6:.L10])" office:value-type="float" office:value="2.336" calcext:value-type="float">
            <text:p>2.336</text:p>
          </table:table-cell>
          <table:table-cell/>
          <table:table-cell table:formula="of:=AVERAGE([.N6:.N10])" office:value-type="float" office:value="0.472" calcext:value-type="float">
            <text:p>0.472</text:p>
          </table:table-cell>
          <table:table-cell table:formula="of:=AVERAGE([.O6:.O10])" office:value-type="float" office:value="0.478" calcext:value-type="float">
            <text:p>0.478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R6:.R10])" office:value-type="float" office:value="2.228" calcext:value-type="float">
            <text:p>2.228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0114017542509914" calcext:value-type="float">
            <text:p>0.011401754250991</text:p>
          </table:table-cell>
          <table:table-cell table:formula="of:=STDEV([.C6:.C10])" office:value-type="float" office:value="0.00547722557505167" calcext:value-type="float">
            <text:p>0.005477225575052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F6:.F10])" office:value-type="float" office:value="0.0589915248150104" calcext:value-type="float">
            <text:p>0.05899152481501</text:p>
          </table:table-cell>
          <table:table-cell/>
          <table:table-cell table:formula="of:=STDEV([.H6:.H10])" office:value-type="float" office:value="0.00547722557505167" calcext:value-type="float">
            <text:p>0.005477225575052</text:p>
          </table:table-cell>
          <table:table-cell table:formula="of:=STDEV([.I6:.I10])" office:value-type="float" office:value="0.00894427190999917" calcext:value-type="float">
            <text:p>0.008944271909999</text:p>
          </table:table-cell>
          <table:table-cell/>
          <table:table-cell table:formula="of:=STDEV([.K6:.K10])" office:value-type="float" office:value="0.0327108544675922" calcext:value-type="float">
            <text:p>0.032710854467592</text:p>
          </table:table-cell>
          <table:table-cell table:formula="of:=STDEV([.L6:.L10])" office:value-type="float" office:value="0.00894427190999914" calcext:value-type="float">
            <text:p>0.008944271909999</text:p>
          </table:table-cell>
          <table:table-cell/>
          <table:table-cell table:formula="of:=STDEV([.N6:.N10])" office:value-type="float" office:value="0.00447213595499956" calcext:value-type="float">
            <text:p>0.004472135955</text:p>
          </table:table-cell>
          <table:table-cell table:formula="of:=STDEV([.O6:.O10])" office:value-type="float" office:value="0.00836660026534074" calcext:value-type="float">
            <text:p>0.008366600265341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R6:.R10])" office:value-type="float" office:value="0.0130384048104052" calcext:value-type="float">
            <text:p>0.013038404810405</text:p>
          </table:table-cell>
        </table:table-row>
      </table:table>
      <table:table table:name="DC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 table:number-columns-repeated="2"/>
          <table:table-cell office:value-type="float" office:value="230.68" calcext:value-type="float">
            <text:p>230.68</text:p>
          </table:table-cell>
          <table:table-cell table:number-columns-repeated="5"/>
          <table:table-cell office:value-type="float" office:value="143.774" calcext:value-type="float">
            <text:p>143.774</text:p>
          </table:table-cell>
          <table:table-cell table:number-columns-repeated="5"/>
          <table:table-cell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.31" calcext:value-type="float">
            <text:p>229.31</text:p>
          </table:table-cell>
          <table:table-cell table:number-columns-repeated="5"/>
          <table:table-cell office:value-type="float" office:value="145.29" calcext:value-type="float">
            <text:p>145.29</text:p>
          </table:table-cell>
          <table:table-cell table:number-columns-repeated="5"/>
          <table:table-cell office:value-type="float" office:value="82.31" calcext:value-type="float">
            <text:p>82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68" calcext:value-type="float">
            <text:p>230.68</text:p>
          </table:table-cell>
          <table:table-cell table:number-columns-repeated="5"/>
          <table:table-cell office:value-type="float" office:value="144.37" calcext:value-type="float">
            <text:p>144.37</text:p>
          </table:table-cell>
          <table:table-cell table:number-columns-repeated="5"/>
          <table:table-cell office:value-type="float" office:value="82.61" calcext:value-type="float">
            <text:p>82.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99" calcext:value-type="float">
            <text:p>230.99</text:p>
          </table:table-cell>
          <table:table-cell table:number-columns-repeated="5"/>
          <table:table-cell office:value-type="float" office:value="144.78" calcext:value-type="float">
            <text:p>144.78</text:p>
          </table:table-cell>
          <table:table-cell table:number-columns-repeated="5"/>
          <table:table-cell office:value-type="float" office:value="82.64" calcext:value-type="float">
            <text:p>82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.59" calcext:value-type="float">
            <text:p>230.59</text:p>
          </table:table-cell>
          <table:table-cell table:number-columns-repeated="5"/>
          <table:table-cell office:value-type="float" office:value="143.19" calcext:value-type="float">
            <text:p>143.19</text:p>
          </table:table-cell>
          <table:table-cell table:number-columns-repeated="5"/>
          <table:table-cell office:value-type="float" office:value="82.57" calcext:value-type="float">
            <text:p>82.5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string" office:string-value="" calcext:value-type="error">
            <text:p>#DIV/0!</text:p>
          </table:table-cell>
          <table:table-cell table:formula="of:=AVERAGE([.C6:.C10])" office:value-type="float" office:value="230.45" calcext:value-type="float">
            <text:p>230.45</text:p>
          </table:table-cell>
          <table:table-cell/>
          <table:table-cell table:formula="of:=AVERAGE([.Q6:.Q10])" office:value-type="string" office:string-value="" calcext:value-type="error">
            <text:p>#DIV/0!</text:p>
          </table:table-cell>
          <table:table-cell table:formula="of:=AVERAGE([.F6:.F10])" office:value-type="string" office:string-value="" calcext:value-type="error">
            <text:p>#DIV/0!</text:p>
          </table:table-cell>
          <table:table-cell/>
          <table:table-cell table:formula="of:=AVERAGE([.H6:.H10])" office:value-type="string" office:string-value="" calcext:value-type="error">
            <text:p>#DIV/0!</text:p>
          </table:table-cell>
          <table:table-cell table:formula="of:=AVERAGE([.I6:.I10])" office:value-type="float" office:value="144.2808" calcext:value-type="float">
            <text:p>144.2808</text:p>
          </table:table-cell>
          <table:table-cell/>
          <table:table-cell table:formula="of:=AVERAGE([.K6:.K10])" office:value-type="string" office:string-value="" calcext:value-type="error">
            <text:p>#DIV/0!</text:p>
          </table:table-cell>
          <table:table-cell table:formula="of:=AVERAGE([.L6:.L10])" office:value-type="string" office:string-value="" calcext:value-type="error">
            <text:p>#DIV/0!</text:p>
          </table:table-cell>
          <table:table-cell/>
          <table:table-cell table:formula="of:=AVERAGE([.N6:.N10])" office:value-type="string" office:string-value="" calcext:value-type="error">
            <text:p>#DIV/0!</text:p>
          </table:table-cell>
          <table:table-cell table:formula="of:=AVERAGE([.O6:.O10])" office:value-type="float" office:value="82.646" calcext:value-type="float">
            <text:p>82.646</text:p>
          </table:table-cell>
          <table:table-cell/>
          <table:table-cell table:formula="of:=AVERAGE([.Q6:.Q10])" office:value-type="string" office:string-value="" calcext:value-type="error">
            <text:p>#DIV/0!</text:p>
          </table:table-cell>
          <table:table-cell table:formula="of:=AVERAGE([.R6:.R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string" office:string-value="" calcext:value-type="error">
            <text:p>#DIV/0!</text:p>
          </table:table-cell>
          <table:table-cell table:formula="of:=STDEV([.C6:.C10])" office:value-type="float" office:value="0.655095412898001" calcext:value-type="float">
            <text:p>0.655095412898001</text:p>
          </table:table-cell>
          <table:table-cell/>
          <table:table-cell table:formula="of:=STDEV([.Q6:.Q10])" office:value-type="string" office:string-value="" calcext:value-type="error">
            <text:p>#DIV/0!</text:p>
          </table:table-cell>
          <table:table-cell table:formula="of:=STDEV([.F6:.F10])" office:value-type="string" office:string-value="" calcext:value-type="error">
            <text:p>#DIV/0!</text:p>
          </table:table-cell>
          <table:table-cell/>
          <table:table-cell table:formula="of:=STDEV([.H6:.H10])" office:value-type="string" office:string-value="" calcext:value-type="error">
            <text:p>#DIV/0!</text:p>
          </table:table-cell>
          <table:table-cell table:formula="of:=STDEV([.I6:.I10])" office:value-type="float" office:value="0.824974666277697" calcext:value-type="float">
            <text:p>0.824974666277697</text:p>
          </table:table-cell>
          <table:table-cell/>
          <table:table-cell table:formula="of:=STDEV([.K6:.K10])" office:value-type="string" office:string-value="" calcext:value-type="error">
            <text:p>#DIV/0!</text:p>
          </table:table-cell>
          <table:table-cell table:formula="of:=STDEV([.L6:.L10])" office:value-type="string" office:string-value="" calcext:value-type="error">
            <text:p>#DIV/0!</text:p>
          </table:table-cell>
          <table:table-cell/>
          <table:table-cell table:formula="of:=STDEV([.N6:.N10])" office:value-type="string" office:string-value="" calcext:value-type="error">
            <text:p>#DIV/0!</text:p>
          </table:table-cell>
          <table:table-cell table:formula="of:=STDEV([.O6:.O10])" office:value-type="float" office:value="0.28553458634638" calcext:value-type="float">
            <text:p>0.28553458634638</text:p>
          </table:table-cell>
          <table:table-cell/>
          <table:table-cell table:formula="of:=STDEV([.Q6:.Q10])" office:value-type="string" office:string-value="" calcext:value-type="error">
            <text:p>#DIV/0!</text:p>
          </table:table-cell>
          <table:table-cell table:formula="of:=STDEV([.R6:.R10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3:43:09.100492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15:47.001788536</meta:creation-date>
    <meta:generator>LibreOffice/6.0.2.1$Linux_X86_64 LibreOffice_project/f7f06a8f319e4b62f9bc5095aa112a65d2f3ac89</meta:generator>
    <dc:date>2018-04-08T15:10:46.848631904</dc:date>
    <meta:editing-duration>PT15H41M19S</meta:editing-duration>
    <meta:editing-cycles>59</meta:editing-cycles>
    <meta:document-statistic meta:table-count="4" meta:cell-count="383" meta:object-count="0"/>
  </office:meta>
</office:document-meta>
</file>